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a20" officeooo:paragraph-rsid="00111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Szove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15:04:37.389000000</meta:creation-date>
    <dc:date>2024-10-26T15:04:46.690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4.2.2.2$Windows_X86_64 LibreOffice_project/d56cc158d8a96260b836f100ef4b4ef25d6f1a01</meta:generator>
  </office:meta>
</office:document-meta>
</file>